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Noto Sans Symbols" svg:font-family="Noto Sans Symbols" style:font-family-generic="system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end" fo:margin-bottom="0in" fo:line-height="100%"/>
    </style:style>
    <style:style style:name="T3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P4" style:parent-style-name="Standard" style:family="paragraph">
      <style:paragraph-properties fo:text-align="end" fo:margin-bottom="0in" fo:line-height="100%"/>
    </style:style>
    <style:style style:name="T5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6" style:parent-style-name="DefaultParagraphFont" style:family="text">
      <style:text-properties style:font-name="Verdana" style:font-name-asian="Verdana" style:font-name-complex="Verdana" fo:color="#0000FF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P7" style:parent-style-name="Standard" style:family="paragraph">
      <style:paragraph-properties fo:text-align="end" fo:margin-bottom="0in" fo:line-height="100%"/>
      <style:text-properties fo:color="#7E97AD" fo:font-size="9pt" style:font-size-asian="9pt" style:font-size-complex="9pt" fo:language="en" fo:country="US"/>
    </style:style>
    <style:style style:name="P8" style:parent-style-name="Standard" style:family="paragraph">
      <style:paragraph-properties fo:border="0.0069in solid #7E97AD" fo:padding-top="0.0555in" fo:padding-left="0.0833in" fo:padding-bottom="0.0555in" fo:padding-right="0.0833in" style:shadow="none" fo:margin-top="0.1666in" fo:line-height="100%" fo:margin-left="0.1in" fo:margin-right="0.1in" fo:text-indent="-0.1in" fo:background-color="#7E97AD">
        <style:tab-stops/>
      </style:paragraph-properties>
    </style:style>
    <style:style style:name="T9" style:parent-style-name="DefaultParagraphFont" style:family="text">
      <style:text-properties style:font-name="Calibri" style:font-name-asian="Calibri" style:font-name-complex="Calibri" fo:font-variant="small-caps" fo:color="#FFFFFF" fo:font-size="16pt" style:font-size-asian="16pt" style:font-size-complex="16pt"/>
    </style:style>
    <style:style style:name="TableColumn11" style:family="table-column">
      <style:table-column-properties style:column-width="1.4597in" style:use-optimal-column-width="false"/>
    </style:style>
    <style:style style:name="TableColumn12" style:family="table-column">
      <style:table-column-properties style:column-width="0.1638in" style:use-optimal-column-width="false"/>
    </style:style>
    <style:style style:name="TableColumn13" style:family="table-column">
      <style:table-column-properties style:column-width="5.418in" style:use-optimal-column-width="false"/>
    </style:style>
    <style:style style:name="Table10" style:family="table">
      <style:table-properties style:width="7.0416in" fo:margin-left="-0.075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1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P16" style:parent-style-name="Heading1" style:family="paragraph">
      <style:paragraph-properties fo:text-align="start"/>
    </style:style>
    <style:style style:name="T17" style:parent-style-name="DefaultParagraphFont" style:family="text">
      <style:text-properties style:font-name="Verdana" style:font-name-asian="Verdana" style:font-name-complex="Verdana" fo:font-weight="bold" style:font-weight-asian="bold" fo:font-style="italic" style:font-style-asian="italic" fo:font-size="10pt" style:font-size-asian="10pt" style:font-size-complex="10pt"/>
    </style:style>
    <style:style style:name="TableCell18" style:family="table-cell">
      <style:table-cell-properties fo:border-top="0.0069in solid #000001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TableCell19" style:family="table-cell">
      <style:table-cell-properties fo:border-top="0.0069in solid #000001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P20" style:parent-style-name="Textodelcurrículumvítae" style:family="paragraph">
      <style:paragraph-properties fo:line-height="110%" fo:margin-right="0.25in"/>
    </style:style>
    <style:style style:name="T21" style:parent-style-name="HeaderChar" style:family="text">
      <style:text-properties style:font-name="Verdana" style:font-name-asian="Times New Roman" style:font-name-complex="Arial" fo:color="#00000A" fo:font-size="9pt" style:font-size-asian="9pt" style:font-size-complex="9pt" fo:language="en" fo:country="US"/>
    </style:style>
    <style:style style:name="T22" style:parent-style-name="HeaderChar" style:family="text">
      <style:text-properties style:font-name="Verdana" style:font-name-asian="Times New Roman" style:font-name-complex="Arial" fo:color="#00000A" fo:font-size="9pt" style:font-size-asian="9pt" style:font-size-complex="9pt" fo:language="en" fo:country="US"/>
    </style:style>
    <style:style style:name="P23" style:parent-style-name="Textodelcurrículumvítae" style:family="paragraph">
      <style:paragraph-properties fo:line-height="110%" fo:margin-right="0.25in"/>
      <style:text-properties fo:language="en" fo:country="US"/>
    </style:style>
    <style:style style:name="P24" style:parent-style-name="Textodelcurrículumvítae" style:family="paragraph">
      <style:paragraph-properties fo:line-height="110%" fo:margin-right="0.25in"/>
    </style:style>
    <style:style style:name="T25" style:parent-style-name="HeaderChar" style:family="text">
      <style:text-properties style:font-name="Verdana" style:font-name-asian="Times New Roman" style:font-name-complex="Arial" fo:color="#00000A" fo:font-size="9pt" style:font-size-asian="9pt" style:font-size-complex="9pt" fo:language="en" fo:country="US"/>
    </style:style>
    <style:style style:name="T26" style:parent-style-name="HeaderChar" style:family="text">
      <style:text-properties style:font-name="Verdana" style:font-name-asian="Times New Roman" style:font-name-complex="Arial" fo:color="#00000A" fo:font-size="9pt" style:font-size-asian="9pt" style:font-size-complex="9pt" fo:language="en" fo:country="US"/>
    </style:style>
    <style:style style:name="P27" style:parent-style-name="Textodelcurrículumvítae" style:family="paragraph">
      <style:paragraph-properties fo:line-height="110%" fo:margin-right="0.25in"/>
      <style:text-properties fo:language="en" fo:country="US"/>
    </style:style>
    <style:style style:name="P28" style:parent-style-name="Textodelcurrículumvítae" style:family="paragraph">
      <style:paragraph-properties fo:line-height="110%" fo:margin-right="0.25in"/>
    </style:style>
    <style:style style:name="T29" style:parent-style-name="HeaderChar" style:family="text">
      <style:text-properties style:font-name="Verdana" style:font-name-asian="Times New Roman" style:font-name-complex="Arial" fo:color="#00000A" fo:font-size="9pt" style:font-size-asian="9pt" style:font-size-complex="9pt" fo:language="en" fo:country="U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D9D9D9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P32" style:parent-style-name="Heading1" style:family="paragraph">
      <style:paragraph-properties fo:text-align="start"/>
    </style:style>
    <style:style style:name="T33" style:parent-style-name="DefaultParagraphFont" style:family="text">
      <style:text-properties style:font-name="Verdana" style:font-name-asian="Verdana" style:font-name-complex="Verdana" fo:font-weight="bold" style:font-weight-asian="bold" fo:font-style="italic" style:font-style-asian="italic" fo:font-size="10pt" style:font-size-asian="10pt" style:font-size-complex="10pt"/>
    </style:style>
    <style:style style:name="TableCell34" style:family="table-cell">
      <style:table-cell-properties fo:border-top="0.0069in solid #D9D9D9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TableCell35" style:family="table-cell">
      <style:table-cell-properties fo:border-top="0.0069in solid #D9D9D9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P36" style:parent-style-name="m_8639777993571304198paragraph" style:family="paragraph">
      <style:paragraph-properties fo:margin-top="0.0277in" fo:margin-bottom="0.0277in"/>
    </style:style>
    <style:style style:name="T37" style:parent-style-name="m_8639777993571304198normaltextrun" style:family="text">
      <style:text-properties style:font-name="Verdana" style:font-name-asian="Verdana" style:font-name-complex="Arial" fo:color="#000000" fo:font-size="9pt" style:font-size-asian="9pt" style:font-size-complex="9pt" fo:language="en" fo:country="GB"/>
    </style:style>
    <style:style style:name="P38" style:parent-style-name="m_8639777993571304198paragraph" style:family="paragraph">
      <style:paragraph-properties fo:margin-top="0.0277in" fo:margin-bottom="0.0277in"/>
    </style:style>
    <style:style style:name="T39" style:parent-style-name="m_8639777993571304198normaltextrun" style:family="text">
      <style:text-properties style:font-name="Verdana" style:font-name-asian="Verdana" style:font-name-complex="Arial" fo:color="#000000" fo:font-size="9pt" style:font-size-asian="9pt" style:font-size-complex="9pt" fo:language="en" fo:country="GB"/>
    </style:style>
    <style:style style:name="P40" style:parent-style-name="m_8639777993571304198paragraph" style:family="paragraph">
      <style:paragraph-properties fo:margin-top="0.0277in" fo:margin-bottom="0.0277in"/>
    </style:style>
    <style:style style:name="T41" style:parent-style-name="m_8639777993571304198normaltextrun" style:family="text">
      <style:text-properties style:font-name="Verdana" style:font-name-asian="Verdana" style:font-name-complex="Arial" fo:color="#000000" fo:font-size="9pt" style:font-size-asian="9pt" style:font-size-complex="9pt" fo:language="en" fo:country="GB"/>
    </style:style>
    <style:style style:name="T42" style:parent-style-name="m_8639777993571304198normaltextrun" style:family="text">
      <style:text-properties style:font-name="Verdana" style:font-name-asian="Verdana" style:font-name-complex="Arial" fo:color="#000000" fo:font-size="9pt" style:font-size-asian="9pt" style:font-size-complex="9pt" fo:language="en" fo:country="GB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069in solid #D9D9D9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P45" style:parent-style-name="Heading1" style:family="paragraph">
      <style:paragraph-properties fo:text-align="start"/>
    </style:style>
    <style:style style:name="T46" style:parent-style-name="DefaultParagraphFont" style:family="text">
      <style:text-properties style:font-name="Verdana" style:font-name-asian="Verdana" style:font-name-complex="Verdana" fo:font-weight="bold" style:font-weight-asian="bold" fo:font-style="italic" style:font-style-asian="italic" fo:font-size="10pt" style:font-size-asian="10pt" style:font-size-complex="10pt"/>
    </style:style>
    <style:style style:name="TableCell47" style:family="table-cell">
      <style:table-cell-properties fo:border-top="0.0069in solid #D9D9D9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TableCell48" style:family="table-cell">
      <style:table-cell-properties fo:border-top="0.0069in solid #D9D9D9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P49" style:parent-style-name="Heading2" style:family="paragraph">
      <style:paragraph-properties fo:line-height="110%"/>
      <style:text-properties style:font-name="Verdana" fo:color="#000000" fo:font-size="9pt" style:font-size-asian="9pt" style:font-size-complex="9pt" fo:language="en" fo:country="US"/>
    </style:style>
    <style:style style:name="P50" style:parent-style-name="Heading2" style:family="paragraph">
      <style:paragraph-properties fo:line-height="110%"/>
    </style:style>
    <style:style style:name="T51" style:parent-style-name="DefaultParagraphFont" style:family="text">
      <style:text-properties fo:font-weight="normal" style:font-weight-asian="normal" style:font-weight-complex="bold" fo:font-style="italic" style:font-style-asian="italic" style:font-style-complex="italic" style:use-window-font-color="true" fo:language="en" fo:country="US"/>
    </style:style>
    <style:style style:name="P52" style:parent-style-name="Heading2" style:family="paragraph">
      <style:paragraph-properties fo:line-height="110%"/>
    </style:style>
    <style:style style:name="T53" style:parent-style-name="DefaultParagraphFont" style:family="text">
      <style:text-properties style:font-name="Verdana" style:font-name-asian="Verdana" style:font-name-complex="Verdana" style:font-weight-complex="bold" fo:font-variant="normal" fo:color="#000000" fo:font-size="9pt" style:font-size-asian="9pt" style:font-size-complex="9pt" fo:language="en" fo:country="US"/>
    </style:style>
    <style:style style:name="T54" style:parent-style-name="DefaultParagraphFont" style:family="text">
      <style:text-properties style:font-name="Verdana" style:font-name-asian="Verdana" style:font-name-complex="Verdana" fo:font-weight="normal" style:font-weight-asian="normal" fo:font-variant="normal" fo:color="#000000" fo:font-size="9pt" style:font-size-asian="9pt" style:font-size-complex="9pt" fo:language="en" fo:country="US"/>
    </style:style>
    <style:style style:name="T55" style:parent-style-name="DefaultParagraphFont" style:family="text">
      <style:text-properties style:font-name="Verdana" style:font-name-asian="Verdana" style:font-name-complex="Verdana" fo:font-weight="normal" style:font-weight-asian="normal" fo:font-variant="normal" fo:color="#000000" fo:font-size="9pt" style:font-size-asian="9pt" style:font-size-complex="9pt" fo:language="en" fo:country="US"/>
    </style:style>
    <style:style style:name="T56" style:parent-style-name="DefaultParagraphFont" style:family="text">
      <style:text-properties style:font-name="Verdana" style:font-name-asian="Verdana" style:font-name-complex="Verdana" fo:font-weight="normal" style:font-weight-asian="normal" fo:font-variant="normal" fo:color="#000000" fo:font-size="9pt" style:font-size-asian="9pt" style:font-size-complex="9pt" fo:language="en" fo:country="US"/>
    </style:style>
    <style:style style:name="T57" style:parent-style-name="DefaultParagraphFont" style:family="text">
      <style:text-properties style:font-name="Verdana" style:font-name-asian="Verdana" style:font-name-complex="Verdana" fo:font-weight="normal" style:font-weight-asian="normal" fo:font-variant="normal" fo:color="#000000" fo:font-size="9pt" style:font-size-asian="9pt" style:font-size-complex="9pt" fo:language="en" fo:country="US"/>
    </style:style>
    <style:style style:name="T58" style:parent-style-name="DefaultParagraphFont" style:family="text">
      <style:text-properties style:font-name="Verdana" style:font-name-asian="Verdana" style:font-name-complex="Verdana" fo:font-weight="normal" style:font-weight-asian="normal" fo:font-variant="normal" fo:color="#000000" fo:font-size="9pt" style:font-size-asian="9pt" style:font-size-complex="9pt" fo:language="en" fo:country="US"/>
    </style:style>
    <style:style style:name="P59" style:parent-style-name="Textbody" style:family="paragraph">
      <style:text-properties fo:language="en" fo:country="US"/>
    </style:style>
    <style:style style:name="P60" style:parent-style-name="Heading2" style:family="paragraph">
      <style:paragraph-properties fo:line-height="110%"/>
      <style:text-properties style:font-name="Verdana" fo:color="#000000" fo:font-size="9pt" style:font-size-asian="9pt" style:font-size-complex="9pt" fo:language="en" fo:country="US"/>
    </style:style>
    <style:style style:name="P61" style:parent-style-name="Heading2" style:family="paragraph">
      <style:paragraph-properties fo:line-height="110%"/>
      <style:text-properties fo:font-weight="normal" style:font-weight-asian="normal" style:font-weight-complex="bold" fo:font-style="italic" style:font-style-asian="italic" style:font-style-complex="italic" style:use-window-font-color="true" fo:language="en" fo:country="US"/>
    </style:style>
    <style:style style:name="P62" style:parent-style-name="PreformattedText" style:family="paragraph">
      <style:paragraph-properties fo:margin-bottom="0.1111in" fo:line-height="110%"/>
    </style:style>
    <style:style style:name="T63" style:parent-style-name="DefaultParagraphFont" style:family="text">
      <style:text-properties style:font-name="Verdana" style:font-name-asian="Verdana" style:font-name-complex="Verdana" fo:font-weight="bold" style:font-weight-asian="bold" style:font-weight-complex="bold" fo:color="#000000" fo:font-size="9pt" style:font-size-asian="9pt" style:font-size-complex="9pt" fo:language="en" fo:country="US"/>
    </style:style>
    <style:style style:name="T64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65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66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67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68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69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P70" style:parent-style-name="PreformattedText" style:family="paragraph">
      <style:paragraph-properties fo:margin-bottom="0.1111in" fo:line-height="110%"/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P71" style:parent-style-name="Heading2" style:family="paragraph">
      <style:paragraph-properties fo:line-height="110%"/>
      <style:text-properties style:font-name="Verdana" fo:color="#000000" fo:font-size="9pt" style:font-size-asian="9pt" style:font-size-complex="9pt" fo:language="en" fo:country="US"/>
    </style:style>
    <style:style style:name="P72" style:parent-style-name="Textbody" style:family="paragraph">
      <style:text-properties style:font-name="Calibri" style:font-name-asian="Calibri" style:font-name-complex="Calibri" style:font-weight-complex="bold" fo:font-style="italic" style:font-style-asian="italic" style:font-style-complex="italic" fo:font-variant="small-caps" style:use-window-font-color="true" fo:language="en" fo:country="US"/>
    </style:style>
    <style:style style:name="P73" style:parent-style-name="ListParagraph" style:family="paragraph"/>
    <style:style style:name="T74" style:parent-style-name="m_8639777993571304198spellingerror" style:family="text">
      <style:text-properties style:font-name="Verdana" style:font-name-asian="Verdana" style:font-name-complex="Verdana" fo:font-weight="bold" style:font-weight-asian="bold" style:font-weight-complex="bold" style:use-window-font-color="true" fo:font-size="9pt" style:font-size-asian="9pt" style:font-size-complex="9pt" fo:language="en" fo:country="US"/>
    </style:style>
    <style:style style:name="T75" style:parent-style-name="m_8639777993571304198spellingerror" style:family="text">
      <style:text-properties style:font-name="Verdana" style:font-name-asian="Verdana" style:font-name-complex="Verdana" fo:font-weight="bold" style:font-weight-asian="bold" style:font-weight-complex="bold" style:use-window-font-color="true" fo:font-size="9pt" style:font-size-asian="9pt" style:font-size-complex="9pt" fo:language="en" fo:country="US"/>
    </style:style>
    <style:style style:name="T76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77" style:parent-style-name="m_8639777993571304198spellingerror" style:family="text">
      <style:text-properties style:font-name="Verdana" style:font-name-asian="Verdana" style:font-name-complex="Verdana" fo:font-style="italic" style:font-style-asian="italic" style:font-style-complex="italic" style:use-window-font-color="true" fo:font-size="9pt" style:font-size-asian="9pt" style:font-size-complex="9pt" fo:language="en" fo:country="US"/>
    </style:style>
    <style:style style:name="T78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P79" style:parent-style-name="ListParagraph" style:family="paragraph"/>
    <style:style style:name="T80" style:parent-style-name="m_8639777993571304198spellingerror" style:family="text">
      <style:text-properties style:font-name="Verdana" style:font-name-asian="Verdana" style:font-name-complex="Verdana" fo:font-weight="bold" style:font-weight-asian="bold" style:font-weight-complex="bold" style:use-window-font-color="true" fo:font-size="9pt" style:font-size-asian="9pt" style:font-size-complex="9pt" fo:language="en" fo:country="US"/>
    </style:style>
    <style:style style:name="T81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82" style:parent-style-name="m_8639777993571304198spellingerror" style:family="text">
      <style:text-properties style:font-name="Verdana" style:font-name-asian="Verdana" style:font-name-complex="Verdana" fo:font-style="italic" style:font-style-asian="italic" style:font-style-complex="italic" style:use-window-font-color="true" fo:font-size="9pt" style:font-size-asian="9pt" style:font-size-complex="9pt" fo:language="en" fo:country="US"/>
    </style:style>
    <style:style style:name="T83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84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P85" style:parent-style-name="ListParagraph" style:family="paragraph"/>
    <style:style style:name="T86" style:parent-style-name="m_8639777993571304198spellingerror" style:family="text">
      <style:text-properties style:font-name="Verdana" style:font-name-asian="Verdana" style:font-name-complex="Verdana" fo:font-weight="bold" style:font-weight-asian="bold" style:font-weight-complex="bold" style:use-window-font-color="true" fo:font-size="9pt" style:font-size-asian="9pt" style:font-size-complex="9pt" fo:language="en" fo:country="US"/>
    </style:style>
    <style:style style:name="T87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88" style:parent-style-name="m_8639777993571304198spellingerror" style:family="text">
      <style:text-properties style:font-name="Verdana" style:font-name-asian="Verdana" style:font-name-complex="Verdana" fo:font-style="italic" style:font-style-asian="italic" style:font-style-complex="italic" style:use-window-font-color="true" fo:font-size="9pt" style:font-size-asian="9pt" style:font-size-complex="9pt" fo:language="en" fo:country="US"/>
    </style:style>
    <style:style style:name="T89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90" style:parent-style-name="m_8639777993571304198spellingerror" style:family="text">
      <style:text-properties style:font-name="Verdana" style:font-name-asian="Verdana" style:font-name-complex="Verdana" fo:font-size="9pt" style:font-size-asian="9pt" style:font-size-complex="9pt" fo:language="en" fo:country="US"/>
    </style:style>
    <style:style style:name="T91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92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93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P94" style:parent-style-name="Normal" style:family="paragraph">
      <style:paragraph-properties fo:line-height="110%"/>
      <style:text-properties fo:language="en" fo:country="US"/>
    </style:style>
    <style:style style:name="P95" style:parent-style-name="Heading2" style:family="paragraph">
      <style:paragraph-properties fo:line-height="110%"/>
      <style:text-properties style:font-name="Verdana" fo:color="#000000" fo:font-size="9pt" style:font-size-asian="9pt" style:font-size-complex="9pt" fo:language="en" fo:country="US"/>
    </style:style>
    <style:style style:name="P96" style:parent-style-name="Heading2" style:family="paragraph">
      <style:paragraph-properties fo:line-height="110%"/>
    </style:style>
    <style:style style:name="T97" style:parent-style-name="DefaultParagraphFont" style:family="text">
      <style:text-properties fo:font-weight="normal" style:font-weight-asian="normal" style:font-weight-complex="bold" fo:font-style="italic" style:font-style-asian="italic" style:font-style-complex="italic" style:use-window-font-color="true" fo:language="en" fo:country="US"/>
    </style:style>
    <style:style style:name="P98" style:parent-style-name="ListParagraph" style:family="paragraph"/>
    <style:style style:name="T99" style:parent-style-name="DefaultParagraphFont" style:family="text">
      <style:text-properties style:font-name="Verdana" fo:font-weight="bold" style:font-weight-asian="bold" style:font-weight-complex="bold" style:use-window-font-color="true" fo:font-size="9pt" style:font-size-asian="9pt" style:font-size-complex="9pt" fo:language="en" fo:country="US"/>
    </style:style>
    <style:style style:name="T100" style:parent-style-name="DefaultParagraphFont" style:family="text">
      <style:text-properties style:font-name="Verdana" style:use-window-font-color="true" fo:font-size="9pt" style:font-size-asian="9pt" style:font-size-complex="9pt" fo:language="en" fo:country="US"/>
    </style:style>
    <style:style style:name="T101" style:parent-style-name="DefaultParagraphFont" style:family="text">
      <style:text-properties style:font-name="Verdana" fo:font-style="italic" style:font-style-asian="italic" style:use-window-font-color="true" fo:font-size="9pt" style:font-size-asian="9pt" style:font-size-complex="9pt" fo:language="en" fo:country="US"/>
    </style:style>
    <style:style style:name="T102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03" style:parent-style-name="m_8639777993571304198normaltextrun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04" style:parent-style-name="m_8639777993571304198normaltextrun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05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06" style:parent-style-name="m_8639777993571304198normaltextrun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07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08" style:parent-style-name="m_8639777993571304198normaltextrun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09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10" style:parent-style-name="m_8639777993571304198normaltextrun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P111" style:parent-style-name="ListParagraph" style:family="paragraph"/>
    <style:style style:name="T112" style:parent-style-name="DefaultParagraphFont" style:family="text">
      <style:text-properties style:font-name="Verdana" fo:font-weight="bold" style:font-weight-asian="bold" style:font-weight-complex="bold" style:use-window-font-color="true" fo:font-size="9pt" style:font-size-asian="9pt" style:font-size-complex="9pt" fo:language="en" fo:country="US"/>
    </style:style>
    <style:style style:name="T113" style:parent-style-name="DefaultParagraphFont" style:family="text">
      <style:text-properties style:font-name="Verdana" style:use-window-font-color="true" fo:font-size="9pt" style:font-size-asian="9pt" style:font-size-complex="9pt" fo:language="en" fo:country="US"/>
    </style:style>
    <style:style style:name="T114" style:parent-style-name="DefaultParagraphFont" style:family="text">
      <style:text-properties style:font-name="Verdana" fo:font-style="italic" style:font-style-asian="italic" style:use-window-font-color="true" fo:font-size="9pt" style:font-size-asian="9pt" style:font-size-complex="9pt" fo:language="en" fo:country="US"/>
    </style:style>
    <style:style style:name="T115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16" style:parent-style-name="m_8639777993571304198normaltextrun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17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18" style:parent-style-name="m_8639777993571304198normaltextrun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19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20" style:parent-style-name="m_8639777993571304198normaltextrun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21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22" style:parent-style-name="m_8639777993571304198normaltextrun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23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24" style:parent-style-name="m_8639777993571304198normaltextrun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25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26" style:parent-style-name="m_8639777993571304198normaltextrun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27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28" style:parent-style-name="m_8639777993571304198normaltextrun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P129" style:parent-style-name="ListParagraph" style:family="paragraph"/>
    <style:style style:name="T130" style:parent-style-name="DefaultParagraphFont" style:family="text">
      <style:text-properties style:font-name="Verdana" fo:font-weight="bold" style:font-weight-asian="bold" style:font-weight-complex="bold" style:use-window-font-color="true" fo:font-size="9pt" style:font-size-asian="9pt" style:font-size-complex="9pt" fo:language="en" fo:country="US"/>
    </style:style>
    <style:style style:name="T131" style:parent-style-name="DefaultParagraphFont" style:family="text">
      <style:text-properties style:font-name="Verdana" fo:font-weight="bold" style:font-weight-asian="bold" style:font-weight-complex="bold" style:use-window-font-color="true" fo:font-size="9pt" style:font-size-asian="9pt" style:font-size-complex="9pt" fo:language="en" fo:country="US"/>
    </style:style>
    <style:style style:name="T132" style:parent-style-name="DefaultParagraphFont" style:family="text">
      <style:text-properties style:font-name="Verdana" style:use-window-font-color="true" fo:font-size="9pt" style:font-size-asian="9pt" style:font-size-complex="9pt" fo:language="en" fo:country="US"/>
    </style:style>
    <style:style style:name="T133" style:parent-style-name="DefaultParagraphFont" style:family="text">
      <style:text-properties style:font-name="Verdana" fo:font-style="italic" style:font-style-asian="italic" style:use-window-font-color="true" fo:font-size="9pt" style:font-size-asian="9pt" style:font-size-complex="9pt" fo:language="en" fo:country="US"/>
    </style:style>
    <style:style style:name="T134" style:parent-style-name="DefaultParagraphFont" style:family="text">
      <style:text-properties style:font-name="Verdana" style:use-window-font-color="true" fo:font-size="9pt" style:font-size-asian="9pt" style:font-size-complex="9pt" fo:language="en" fo:country="US"/>
    </style:style>
    <style:style style:name="T135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36" style:parent-style-name="m_8639777993571304198normaltextrun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37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38" style:parent-style-name="m_8639777993571304198normaltextrun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39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40" style:parent-style-name="m_8639777993571304198normaltextrun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41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42" style:parent-style-name="m_8639777993571304198normaltextrun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43" style:parent-style-name="m_8639777993571304198spellingerror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T144" style:parent-style-name="m_8639777993571304198normaltextrun" style:family="text">
      <style:text-properties style:font-name="Verdana" style:font-name-asian="Verdana" style:font-name-complex="Verdana" style:use-window-font-color="true" fo:font-size="9pt" style:font-size-asian="9pt" style:font-size-complex="9pt" fo:language="en" fo:country="US"/>
    </style:style>
    <style:style style:name="P145" style:parent-style-name="Textbody" style:family="paragraph">
      <style:text-properties fo:language="en" fo:country="US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69in solid #D9D9D9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P148" style:parent-style-name="Heading1" style:family="paragraph">
      <style:paragraph-properties fo:text-align="start"/>
    </style:style>
    <style:style style:name="T149" style:parent-style-name="DefaultParagraphFont" style:family="text">
      <style:text-properties style:font-name="Verdana" style:font-name-asian="Verdana" style:font-name-complex="Verdana" fo:font-weight="bold" style:font-weight-asian="bold" fo:font-style="italic" style:font-style-asian="italic" fo:font-size="10pt" style:font-size-asian="10pt" style:font-size-complex="10pt"/>
    </style:style>
    <style:style style:name="TableCell150" style:family="table-cell">
      <style:table-cell-properties fo:border-top="0.0069in solid #D9D9D9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P151" style:parent-style-name="Standard" style:family="paragraph">
      <style:text-properties style:font-name="Verdana" style:font-name-asian="Verdana" style:font-name-complex="Verdana" fo:color="#000000" fo:font-size="9pt" style:font-size-asian="9pt" style:font-size-complex="9pt"/>
    </style:style>
    <style:style style:name="TableCell152" style:family="table-cell">
      <style:table-cell-properties fo:border-top="0.0069in solid #D9D9D9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T153" style:parent-style-name="m_8639777993571304198normaltextrun" style:family="text">
      <style:text-properties style:font-name="Verdana" style:font-name-asian="Times New Roman" style:font-name-complex="Arial" fo:font-weight="normal" style:font-weight-asian="normal" fo:font-variant="normal" fo:color="#000000" fo:font-size="9pt" style:font-size-asian="9pt" style:font-size-complex="9pt" fo:language="en" fo:country="GB"/>
    </style:style>
    <style:style style:name="T154" style:parent-style-name="m_8639777993571304198normaltextrun" style:family="text">
      <style:text-properties style:font-name="Verdana" style:font-name-asian="Times New Roman" style:font-name-complex="Arial" fo:font-weight="normal" style:font-weight-asian="normal" fo:font-variant="normal" fo:color="#000000" fo:font-size="9pt" style:font-size-asian="9pt" style:font-size-complex="9pt" fo:language="en" fo:country="GB"/>
    </style:style>
    <style:style style:name="T155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69in solid #D9D9D9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158" style:parent-style-name="Heading1" style:family="paragraph">
      <style:paragraph-properties fo:text-align="start"/>
    </style:style>
    <style:style style:name="T159" style:parent-style-name="DefaultParagraphFont" style:family="text">
      <style:text-properties style:font-name="Verdana" style:font-name-asian="Verdana" style:font-name-complex="Verdana" fo:font-weight="bold" style:font-weight-asian="bold" fo:font-style="italic" style:font-style-asian="italic" fo:font-size="10pt" style:font-size-asian="10pt" style:font-size-complex="10pt"/>
    </style:style>
    <style:style style:name="TableCell160" style:family="table-cell">
      <style:table-cell-properties fo:border-top="0.0069in solid #D9D9D9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TableCell161" style:family="table-cell">
      <style:table-cell-properties fo:border-top="0.0069in solid #D9D9D9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162" style:parent-style-name="m_8639777993571304198paragraph" style:family="paragraph">
      <style:paragraph-properties fo:margin-top="0.0277in" fo:margin-bottom="0.0277in"/>
    </style:style>
    <style:style style:name="T163" style:parent-style-name="m_8639777993571304198normaltextrun" style:family="text">
      <style:text-properties style:font-name="Verdana" style:font-name-asian="Verdana" style:font-name-complex="Arial" fo:color="#000000" fo:font-size="9pt" style:font-size-asian="9pt" style:font-size-complex="9pt" fo:language="en" fo:country="GB"/>
    </style:style>
    <style:style style:name="P164" style:parent-style-name="m_8639777993571304198paragraph" style:family="paragraph">
      <style:paragraph-properties fo:margin-top="0.0277in" fo:margin-bottom="0.0277in"/>
    </style:style>
    <style:style style:name="T165" style:parent-style-name="m_8639777993571304198normaltextrun" style:family="text">
      <style:text-properties style:font-name="Verdana" style:font-name-asian="Verdana" style:font-name-complex="Arial" fo:color="#000000" fo:font-size="9pt" style:font-size-asian="9pt" style:font-size-complex="9pt" fo:language="en" fo:country="GB"/>
    </style:style>
    <style:style style:name="T166" style:parent-style-name="m_8639777993571304198normaltextrun" style:family="text">
      <style:text-properties style:font-name="Verdana" style:font-name-asian="Verdana" style:font-name-complex="Arial" fo:color="#000000" fo:font-size="9pt" style:font-size-asian="9pt" style:font-size-complex="9pt" fo:language="en" fo:country="GB"/>
    </style:style>
    <style:style style:name="T167" style:parent-style-name="m_8639777993571304198normaltextrun" style:family="text">
      <style:text-properties style:font-name="Verdana" style:font-name-asian="Verdana" style:font-name-complex="Arial" fo:color="#000000" fo:font-size="9pt" style:font-size-asian="9pt" style:font-size-complex="9pt" fo:language="en" fo:country="GB"/>
    </style:style>
    <style:style style:name="T168" style:parent-style-name="DefaultParagraphFont" style:family="text">
      <style:text-properties style:font-name="Arial" style:font-name-asian="Verdana" style:font-name-complex="Arial" fo:color="#000000" fo:font-size="9pt" style:font-size-asian="9pt" style:font-size-complex="9pt"/>
    </style:style>
  </office:automatic-styles>
  <office:body>
    <office:text text:use-soft-page-breaks="true">
      <text:p text:style-name="P1"><text:span text:style-name="T3">Phone: +34 620142391</text:span></text:p>
      <text:p text:style-name="P4"><text:span text:style-name="T5">E-mail:<text:s/></text:span><text:a xlink:href="mailto:laura.terradillos@hotmail.com" office:target-frame-name="_top" xlink:show="replace"><text:span text:style-name="T6">laura.terradillos@hotmail.com</text:span></text:a></text:p>
      <text:p text:style-name="P7"/>
      <text:p text:style-name="P8"><text:span text:style-name="T9">Laura terradillos calzada</text:span>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h text:style-name="P16" text:outline-level="1"><text:span text:style-name="T17">Overview</text:span></text:h>
          </table:table-cell>
          <table:table-cell table:style-name="TableCell18">
            <text:p text:style-name="Standard"/>
          </table:table-cell>
          <table:table-cell table:style-name="TableCell19">
            <text:p text:style-name="P20"><text:span text:style-name="T21">Team Leader specialized in budgeting and consolidation processes with SAP BPC and<text:s/></text:span><text:span text:style-name="T22">Anaplan solution</text:span></text:p>
            <text:p text:style-name="P23"/>
            <text:p text:style-name="P24"><text:span text:style-name="T25">More than 9 years of experience in consulting, participating in EPM-SAP BPC projects with Netweaver and Microsoft versions (from 7.0 to 10.1 versions). Involved in the design of consolidation processes, migrations projects, implementation</text:span><text:span text:style-name="T26"><text:s/>and support in budgeting and consolidation modules</text:span></text:p>
            <text:p text:style-name="P27"/>
            <text:p text:style-name="P28"><text:span text:style-name="T29">National and International clients in Germany, UK, India and Spain</text:span></text:p>
          </table:table-cell>
        </table:table-row>
        <table:table-row table:style-name="TableRow30">
          <table:table-cell table:style-name="TableCell31">
            <text:h text:style-name="P32" text:outline-level="1"><text:span text:style-name="T33">Education</text:span></text:h>
          </table:table-cell>
          <table:table-cell table:style-name="TableCell34">
            <text:p text:style-name="Standard"/>
          </table:table-cell>
          <table:table-cell table:style-name="TableCell35">
            <text:list text:style-name="WWNum2" text:continue-numbering="true">
              <text:list-item>
                <text:p text:style-name="P36"><text:span text:style-name="T37">Master´s degree in Finance Management (2011-2013)</text:span></text:p>
              </text:list-item>
              <text:list-item>
                <text:p text:style-name="P38"><text:span text:style-name="T39">Bachelor degree in Economics (2005-2010)</text:span></text:p>
              </text:list-item>
              <text:list-item>
                <text:p text:style-name="P40"><text:span text:style-name="T41">University of Applied<text:s/></text:span><text:span text:style-name="T42">Sciences, Austria, Erasmus program (2009 –2010)</text:span></text:p>
              </text:list-item>
            </text:list>
          </table:table-cell>
        </table:table-row>
        <table:table-row table:style-name="TableRow43">
          <table:table-cell table:style-name="TableCell44">
            <text:h text:style-name="P45" text:outline-level="1"><text:span text:style-name="T46">Work Experience</text:span></text:h>
          </table:table-cell>
          <table:table-cell table:style-name="TableCell47">
            <text:p text:style-name="Standard"/>
          </table:table-cell>
          <table:table-cell table:style-name="TableCell48">
            <text:h text:style-name="P49" text:outline-level="2">DELOITTE<text:s/></text:h>
            <text:h text:style-name="P50" text:outline-level="2"><text:span text:style-name="T51">From Dec 2021 up to now</text:span></text:h>
            <text:list text:style-name="WWNum7" text:continue-numbering="true">
              <text:list-item>
                <text:p text:style-name="P52"><text:span text:style-name="T53">Project Leader Anaplan at Repsol</text:span><text:span text:style-name="T54">:<text:s/></text:span><text:span text:style-name="T55">Project in Agile methodology acting as scrum master doing the i</text:span><text:span text:style-name="T56">mplementation of Anaplan budgeting processes</text:span><text:span text:style-name="T57">. The main duties are the design, implementation and<text:s/></text:span><text:span text:style-name="T58">reporting for different business units</text:span></text:p>
              </text:list-item>
            </text:list>
            <text:p text:style-name="P59"/>
            <text:h text:style-name="P60" text:outline-level="2">AVANSIS<text:s/></text:h>
            <text:h text:style-name="P61" text:outline-level="2">From Feb 2018 to May 2020</text:h>
            <text:list text:style-name="WWNum7" text:continue-numbering="true">
              <text:list-item>
                <text:p text:style-name="P62"><text:bookmark-start text:name="tw-target-text"/><text:bookmark-end text:name="tw-target-text"/><text:span text:style-name="T63">Senior Consultant at Santander Consumer Bank</text:span><text:span text:style-name="T64">: Working in the Financial Accounting &amp; Management area working at the Financial Data Mart (FDM)</text:span><text:span text:style-name="T65">,<text:s/></text:span><text:span text:style-name="T66">Common Provisional Layer (CPL)<text:s/></text:span><text:span text:style-name="T67">and Navision<text:s/></text:span><text:span text:style-name="T68">a</text:span><text:span text:style-name="T69">pplications. The main goals were closing requirements definition, testing and solving incidences of database and the control model. Using scrum methodology in an agile team with Jira application</text:span></text:p>
              </text:list-item>
            </text:list>
            <text:p text:style-name="P70"/>
            <text:h text:style-name="P71" text:outline-level="2">ACCENTURE</text:h>
            <text:p text:style-name="P72">From May 2015 to Feb 2018</text:p>
            <text:list text:style-name="WWNum7" text:continue-numbering="true">
              <text:list-item>
                <text:p text:style-name="P73"><text:span text:style-name="T74">Project Leader SAP<text:s/></text:span><text:span text:style-name="T75">BPC at Amadeus</text:span><text:span text:style-name="T76"><text:s/>(</text:span><text:span text:style-name="T77">Jun 2016 to Feb 2018</text:span><text:span text:style-name="T78">): Carry out developments in budgeting module with SAP BPC 10.0 (MS)</text:span></text:p>
              </text:list-item>
              <text:list-item>
                <text:p text:style-name="P79"><text:span text:style-name="T80">Project Leader SAP BPC at Ponte Gadea</text:span><text:span text:style-name="T81"><text:s/>(</text:span><text:span text:style-name="T82">Jan 2016 to May 2016</text:span><text:span text:style-name="T83">): Responsible of the migration of consolidation tool SAP BPC. from 7.0 version (MS) to SAP<text:s/></text:span><text:span text:style-name="T84">BPC-EPM Add In 10.1 (MS) and improvements: business rules, admin, EPM Add In reporting and input schedules, script logics, packages, security</text:span></text:p>
              </text:list-item>
              <text:list-item>
                <text:p text:style-name="P85"><text:span text:style-name="T86">Project Leader SAP BPC at Vodafone</text:span><text:span text:style-name="T87"><text:s/>(</text:span><text:span text:style-name="T88">May 2015 to Jan 2016</text:span><text:span text:style-name="T89">):</text:span><text:span text:style-name="T90"><text:s/></text:span><text:span text:style-name="T91">Responsible of the inclusion of SAP<text:s/></text:span><text:span text:style-name="T92">consolidation module at Vodafone. The main duties were the analysis, design, implementation and reporting of<text:s/></text:span><text:soft-page-break/><text:span text:style-name="T93">SAP BPC-EPM Add In 10.0 (NW)</text:span></text:p>
              </text:list-item>
            </text:list>
            <text:p text:style-name="P94"/>
            <text:h text:style-name="P95" text:outline-level="2">DELOITTE<text:s/></text:h>
            <text:h text:style-name="P96" text:outline-level="2"><text:span text:style-name="T97">From Jun 2012 to May 2015<text:s/></text:span></text:h>
            <text:list text:style-name="WWNum7" text:continue-numbering="true">
              <text:list-item>
                <text:p text:style-name="P98"><text:span text:style-name="T99">Functional Consultant SAP BPC at Velatia</text:span><text:span text:style-name="T100"><text:s/>(</text:span><text:span text:style-name="T101">Mar 2014 to May 2015):<text:s/></text:span><text:span text:style-name="T102">Improvements</text:span><text:span text:style-name="T103"><text:s/>an</text:span><text:span text:style-name="T104">d<text:s/></text:span><text:span text:style-name="T105">support</text:span><text:span text:style-name="T106"><text:s/>of<text:s/></text:span><text:span text:style-name="T107">Consolidation</text:span><text:span text:style-name="T108"><text:s/></text:span><text:span text:style-name="T109">process</text:span><text:span text:style-name="T110"><text:s/>in SAP BPC 7.5 (NW)</text:span></text:p>
              </text:list-item>
              <text:list-item>
                <text:p text:style-name="P111"><text:span text:style-name="T112">Functional Consultant SAP BPC at Abertis</text:span><text:span text:style-name="T113"><text:s/>(</text:span><text:span text:style-name="T114">Jun 2014 to Sep 2014):<text:s/></text:span><text:span text:style-name="T115">Carry</text:span><text:span text:style-name="T116"><text:s/></text:span><text:span text:style-name="T117">out</text:span><text:span text:style-name="T118"><text:s/></text:span><text:span text:style-name="T119">improvements</text:span><text:span text:style-name="T120"><text:s/>in<text:s/></text:span><text:span text:style-name="T121">Budgeting</text:span><text:span text:style-name="T122"><text:s/>module and<text:s/></text:span><text:span text:style-name="T123">support</text:span><text:span text:style-name="T124"><text:s/>in<text:s/></text:span><text:span text:style-name="T125">closing</text:span><text:span text:style-name="T126"><text:s/></text:span><text:span text:style-name="T127">periods</text:span><text:span text:style-name="T128"><text:s/>in SAP BPC 7.5 (NW)</text:span></text:p>
              </text:list-item>
              <text:list-item>
                <text:p text:style-name="P129"><text:span text:style-name="T130">Functional Consultant SAP BPC at<text:s/></text:span><text:span text:style-name="T131">Ferrovial</text:span><text:span text:style-name="T132"><text:s/>(</text:span><text:span text:style-name="T133">Jun 2012 to May 2015):</text:span><text:span text:style-name="T134"><text:s/></text:span><text:span text:style-name="T135">Consolidation</text:span><text:span text:style-name="T136"><text:s/>and<text:s/></text:span><text:span text:style-name="T137">budgeting</text:span><text:span text:style-name="T138"><text:s/>modules<text:s/></text:span><text:span text:style-name="T139">support</text:span><text:span text:style-name="T140"><text:s/>in SAP BPC 7.5 (NW) and new<text:s/></text:span><text:span text:style-name="T141">developments</text:span><text:span text:style-name="T142">: input<text:s/></text:span><text:span text:style-name="T143">schedules</text:span><text:span text:style-name="T144">, reporting, business rules, security and script logics</text:span></text:p>
              </text:list-item>
            </text:list>
            <text:p text:style-name="P145"/>
          </table:table-cell>
        </table:table-row>
        <text:soft-page-break/>
        <table:table-row table:style-name="TableRow146">
          <table:table-cell table:style-name="TableCell147">
            <text:h text:style-name="P148" text:outline-level="1"><text:span text:style-name="T149">Training</text:span></text:h>
          </table:table-cell>
          <table:table-cell table:style-name="TableCell150">
            <text:p text:style-name="P151"/>
          </table:table-cell>
          <table:table-cell table:style-name="TableCell152">
            <text:h text:style-name="Heading2" text:outline-level="2"><text:span text:style-name="T153">Expert in Finance Management SAP R/3<text:s/></text:span><text:span text:style-name="T154">(Modules: Financial and Controlling)<text:s/></text:span><text:span text:style-name="T155"><text:s/></text:span></text:h>
          </table:table-cell>
        </table:table-row>
        <table:table-row table:style-name="TableRow156">
          <table:table-cell table:style-name="TableCell157">
            <text:h text:style-name="P158" text:outline-level="1"><text:span text:style-name="T159">Languagues</text:span></text:h>
          </table:table-cell>
          <table:table-cell table:style-name="TableCell160">
            <text:p text:style-name="Standard"/>
          </table:table-cell>
          <table:table-cell table:style-name="TableCell161">
            <text:list text:style-name="WWNum2" text:continue-numbering="true">
              <text:list-item>
                <text:p text:style-name="P162"><text:span text:style-name="T163">Spanish: Mother Tongue</text:span></text:p>
              </text:list-item>
              <text:list-item>
                <text:p text:style-name="P164"><text:span text:style-name="T165">English:<text:s/></text:span><text:span text:style-name="T166">Upper -<text:s/></text:span><text:span text:style-name="T167">Intermediate</text:span><text:span text:style-name="T168"><text:s text:c="2"/>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Noto Sans Symbols" svg:font-family="Noto Sans Symbols" style:font-family-generic="system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top="0.0277in" fo:margin-bottom="0.1111in" fo:line-height="120%" fo:background-color="transparent" style:tab-stop-distance="0.5in"/>
      <style:text-properties style:font-name="Cambria" style:font-name-asian="Cambria" style:font-name-complex="Cambri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Textbody" style:default-outline-level="1">
      <style:paragraph-properties fo:text-align="end"/>
      <style:text-properties style:font-name="Calibri" style:font-name-asian="Calibri" style:font-name-complex="Calibri" fo:font-variant="small-caps" fo:color="#7E97AD" fo:font-size="10.5pt" style:font-size-asian="10.5pt" style:font-size-complex="10.5pt" fo:hyphenate="false"/>
    </style:style>
    <style:style style:name="Heading2" style:display-name="Heading 2" style:family="paragraph" style:parent-style-name="Normal" style:next-style-name="Textbody" style:default-outline-level="2">
      <style:paragraph-properties fo:keep-with-next="always" fo:keep-together="always" fo:margin-bottom="0.0277in" fo:line-height="100%"/>
      <style:text-properties style:font-name="Calibri" style:font-name-asian="Calibri" style:font-name-complex="Calibri" fo:font-weight="bold" style:font-weight-asian="bold" fo:font-variant="small-caps" fo:color="#404040" fo:hyphenate="false"/>
    </style:style>
    <style:style style:name="Heading3" style:display-name="Heading 3" style:family="paragraph" style:parent-style-name="Normal" style:next-style-name="Textbody" style:default-outline-level="3">
      <style:paragraph-properties fo:keep-with-next="always" fo:keep-together="always" fo:margin-top="0.1388in" fo:margin-bottom="0in" fo:line-height="100%"/>
      <style:text-properties style:font-name="Calibri" style:font-name-asian="Calibri" style:font-name-complex="Calibri" fo:font-weight="bold" style:font-weight-asian="bold" fo:color="#7E97AD" fo:hyphenate="false"/>
    </style:style>
    <style:style style:name="Heading4" style:display-name="Heading 4" style:family="paragraph" style:parent-style-name="Normal" style:next-style-name="Textbody" style:default-outline-level="4">
      <style:paragraph-properties fo:keep-with-next="always" fo:keep-together="always" fo:margin-top="0.1388in" fo:margin-bottom="0in" fo:line-height="100%"/>
      <style:text-properties style:font-name="Calibri" style:font-name-asian="Calibri" style:font-name-complex="Calibri" fo:font-weight="bold" style:font-weight-asian="bold" fo:font-style="italic" style:font-style-asian="italic" fo:color="#7E97AD" fo:hyphenate="false"/>
    </style:style>
    <style:style style:name="Heading5" style:display-name="Heading 5" style:family="paragraph" style:parent-style-name="Normal" style:next-style-name="Textbody" style:default-outline-level="5">
      <style:paragraph-properties fo:keep-with-next="always" fo:keep-together="always" fo:margin-top="0.1388in" fo:margin-bottom="0in" fo:line-height="100%"/>
      <style:text-properties style:font-name="Calibri" style:font-name-asian="Calibri" style:font-name-complex="Calibri" fo:color="#394B5B" fo:hyphenate="false"/>
    </style:style>
    <style:style style:name="Heading6" style:display-name="Heading 6" style:family="paragraph" style:parent-style-name="Normal" style:next-style-name="Textbody" style:default-outline-level="6">
      <style:paragraph-properties fo:keep-with-next="always" fo:keep-together="always" fo:margin-top="0.1388in" fo:margin-bottom="0in" fo:line-height="100%"/>
      <style:text-properties style:font-name="Calibri" style:font-name-asian="Calibri" style:font-name-complex="Calibri" fo:font-style="italic" style:font-style-asian="italic" fo:color="#394B5B" fo:hyphenate="false"/>
    </style:style>
    <style:style style:name="Normal" style:display-name="Normal" style:family="paragraph">
      <style:paragraph-properties fo:widows="2" fo:orphans="2"/>
      <style:text-properties style:use-window-font-color="true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ubtitle">
      <style:paragraph-properties fo:keep-with-next="always" fo:keep-together="always" fo:margin-top="0.3333in" fo:margin-bottom="0.0833in" fo:line-height="100%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Textbody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lcurrículumvítae" style:display-name="Texto del currículum vítae" style:family="paragraph" style:parent-style-name="Standard">
      <style:paragraph-properties fo:margin-bottom="0.0277in" fo:margin-right="1in"/>
      <style:text-properties fo:hyphenate="false"/>
    </style:style>
    <style:style style:name="m_8639777993571304198paragraph" style:display-name="m_8639777993571304198paragraph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color="#00000A" fo:font-size="12pt" style:font-size-asian="12pt" style:font-size-complex="12pt" fo:language="en" fo:country="US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Courier New" style:font-name-asian="Courier New" style:font-name-complex="Courier New" fo:hyphenate="false"/>
    </style:style>
    <style:style style:name="ListLabel1" style:display-name="ListLabel 1" style:family="text">
      <style:text-properties style:font-name-asian="Verdana" style:font-name-complex="Verdana" fo:color="#000000" fo:font-size="9pt" style:font-size-asian="9pt" style:font-size-complex="9pt"/>
    </style:style>
    <style:style style:name="ListLabel2" style:display-name="ListLabel 2" style:family="text">
      <style:text-properties style:font-name-asian="Courier New" style:font-name-complex="Courier New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 fo:font-size="10pt" style:font-size-asian="10pt" style:font-size-complex="10pt"/>
    </style:style>
    <style:style style:name="ListLabel5" style:display-name="ListLabel 5" style:family="text">
      <style:text-properties style:font-name-asian="Courier New" style:font-name-complex="Courier New" fo:font-size="10pt" style:font-size-asian="10pt" style:font-size-complex="10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m_8639777993571304198normaltextrun" style:display-name="m_8639777993571304198normaltextrun" style:family="text" style:parent-style-name="DefaultParagraphFont"/>
    <style:style style:name="m_8639777993571304198spellingerror" style:display-name="m_8639777993571304198spellingerror" style:family="text" style:parent-style-name="DefaultParagraphFont"/>
    <style:style style:name="m_8639777993571304198eop" style:display-name="m_8639777993571304198eop" style:family="text" style:parent-style-name="DefaultParagraphFont"/>
    <style:style style:name="HeaderChar" style:display-name="Header Char" style:family="text" style:parent-style-name="DefaultParagraphFont">
      <style:text-properties style:letter-kerning="tru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er" style:display-name="Header" style:family="paragraph" style:parent-style-name="Normal">
      <style:paragraph-properties fo:margin-top="0in"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9pt" fo:hyphenate="false"/>
    </style:style>
    <style:style style:name="HeaderChar1" style:display-name="Header Char1" style:family="text" style:parent-style-name="DefaultParagraphFont">
      <style:text-properties style:font-name-complex="Mangal" style:use-window-font-color="true" style:font-size-complex="9pt"/>
    </style:style>
    <style:style style:name="NoSpacing" style:display-name="No Spacing" style:family="paragraph">
      <style:paragraph-properties fo:widows="2" fo:orphans="2" fo:margin-top="0in" fo:margin-bottom="0in" fo:line-height="100%"/>
      <style:text-properties style:font-name-complex="Mangal" style:use-window-font-color="true" style:font-size-complex="9pt" fo:hyphenate="false"/>
    </style:style>
    <style:style style:name="WW_CharLFO1LVL1" style:family="text">
      <style:text-properties style:font-name="Verdana" style:font-name-asian="Verdana" style:font-name-complex="Verdana" fo:color="#000000" fo:font-size="9pt" style:font-size-asian="9pt" style:font-size-complex="9pt"/>
    </style:style>
    <style:style style:name="WW_CharLFO1LVL2" style:family="text">
      <style:text-properties style:font-name="Courier New" style:font-name-asian="Courier New" style:font-name-complex="Courier New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2LVL1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2LVL2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WW_CharLFO2LVL3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2LVL4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2LVL5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2LVL6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2LVL7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2LVL8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2LVL9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Verdana" style:font-name-asian="Noto Sans Symbols" style:font-name-complex="Noto Sans Symbols"/>
    </style:style>
    <style:style style:name="WW_CharLFO3LVL2" style:family="text">
      <style:text-properties style:font-name="Courier New" style:font-name-asian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asian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asian="Courier New" style:font-name-complex="Courier New"/>
    </style:style>
    <style:style style:name="WW_CharLFO3LVL9" style:family="text">
      <style:text-properties style:font-name="Wingdings"/>
    </style:style>
    <text:list-style style:name="WWNum7" style:display-name="WWNum7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291in" fo:margin-bottom="0.5in" fo:margin-right="0.729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72in"/>
      </style:header-style>
      <style:footer-style>
        <style:header-footer-properties style:dynamic-spacing="true" fo:min-height="-0.0076in"/>
      </style:footer-style>
    </style:page-layout>
    <style:style style:name="P2" style:parent-style-name="Standard" style:family="paragraph">
      <style:paragraph-properties fo:border-top="0.0069in solid #B1C0CD" fo:border-left="0.0069in solid #FFFFFF" fo:border-bottom="none" fo:border-right="none" fo:padding-top="0.0833in" fo:padding-left="0.0555in" fo:padding-bottom="0in" fo:padding-right="0in" style:shadow="none" fo:margin-bottom="0in" fo:line-height="100%" fo:margin-left="-0.25in" fo:margin-right="-0.25in" fo:text-indent="0.25in">
        <style:tab-stops/>
      </style:paragraph-properties>
    </style:style>
  </office:automatic-styles>
  <office:master-styles>
    <style:master-page style:name="MPF0" style:page-layout-name="PL0">
      <style:header>
        <text:p text:style-name="Header"/>
      </style:header>
      <style:footer>
        <text:p text:style-name="P2">Página<text:s/><text:page-number text:fixed="false">2</text:page-number></text:p>
      </style:footer>
      <style:header-first>
        <text:p text:style-name="Header"/>
      </style:header-first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erradillos Calzada, Laura</meta:initial-creator>
    <dc:creator>Terradillos Calzada, Laura</dc:creator>
    <meta:creation-date>2022-08-26T07:20:00Z</meta:creation-date>
    <dc:date>2022-08-29T10:08:00Z</dc:date>
    <meta:template xlink:href="Normal.dotm" xlink:type="simple"/>
    <meta:editing-cycles>11</meta:editing-cycles>
    <meta:editing-duration>PT2220S</meta:editing-duration>
    <meta:user-defined meta:name="MSIP_Label_ea60d57e-af5b-4752-ac57-3e4f28ca11dc_Enabled">true</meta:user-defined>
    <meta:user-defined meta:name="MSIP_Label_ea60d57e-af5b-4752-ac57-3e4f28ca11dc_SetDate">2022-03-16T19:36:10Z</meta:user-defined>
    <meta:user-defined meta:name="MSIP_Label_ea60d57e-af5b-4752-ac57-3e4f28ca11dc_Method">Standard</meta:user-defined>
    <meta:user-defined meta:name="MSIP_Label_ea60d57e-af5b-4752-ac57-3e4f28ca11dc_Name">ea60d57e-af5b-4752-ac57-3e4f28ca11dc</meta:user-defined>
    <meta:user-defined meta:name="MSIP_Label_ea60d57e-af5b-4752-ac57-3e4f28ca11dc_SiteId">36da45f1-dd2c-4d1f-af13-5abe46b99921</meta:user-defined>
    <meta:user-defined meta:name="MSIP_Label_ea60d57e-af5b-4752-ac57-3e4f28ca11dc_ActionId">8379bcf6-ef1b-40d9-b9c4-d26ee8fec037</meta:user-defined>
    <meta:user-defined meta:name="MSIP_Label_ea60d57e-af5b-4752-ac57-3e4f28ca11dc_ContentBits">0</meta:user-defined>
    <meta:document-statistic meta:page-count="2" meta:paragraph-count="5" meta:word-count="443" meta:character-count="2880" meta:row-count="20" meta:non-whitespace-character-count="2442"/>
  </office:meta>
</office:document-meta>
</file>